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5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6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style:text-underline-style="none" fo:font-weight="normal" style:font-size-asian="10pt" style:font-size-complex="10pt"/>
    </style:style>
    <style:style style:name="P34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7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8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9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0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3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4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5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7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50" style:family="paragraph" style:parent-style-name="Text_20_body" style:list-style-name="L19">
      <style:paragraph-properties fo:margin-left="0cm" fo:margin-right="0cm" fo:margin-top="0.265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2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5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6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8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9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1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4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5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6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7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8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0">Опросник пользователя</text:p>
          </text:list-item>
          <text:list-item>
            <text:p text:style-name="P11">Вход</text:p>
          </text:list-item>
          <text:list-item>
            <text:p text:style-name="P10">Главная</text:p>
          </text:list-item>
          <text:list-item>
            <text:p text:style-name="P10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0">Каталог тренировок (все доступные пользователю тренировки)</text:p>
          </text:list-item>
          <text:list-item>
            <text:p text:style-name="P10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2">Дополнительные задания итерации</text:span></text:span></text:p>
        <text:p text:style-name="P9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5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7" text:outline-level="3"><text:bookmark text:name="polzovatel"/>Пользователь</text:h>
        <text:p text:style-name="P14"><text:span text:style-name="Strong_20_Emphasis"><text:span text:style-name="T2">Пользователь представлен набором информации:</text:span></text:span></text:p>
        <text:list text:style-name="L7">
          <text:list-item>
            <text:p text:style-name="P21"><text:span text:style-name="Strong_20_Emphasis"><text:span text:style-name="T2">Имя</text:span></text:span><text:span text:style-name="T1">. Имя пользователя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1"><text:span text:style-name="Strong_20_Emphasis"><text:span text:style-name="T2">Электронная почта</text:span></text:span><text:span text:style-name="T1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1"><text:span text:style-name="Strong_20_Emphasis"><text:span text:style-name="T2">Аватар пользователя</text:span></text:span><text:span text:style-name="T1">. Ограничения: изображение в формате </text:span><text:span text:style-name="Source_20_Text"><text:span text:style-name="T3">.jpg</text:span></text:span><text:span text:style-name="T1"> или </text:span><text:span text:style-name="Source_20_Text"><text:span text:style-name="T3">.png</text:span></text:span><text:span text:style-name="T1">; максимальный размер изображения </text:span><text:span text:style-name="Source_20_Text"><text:span text:style-name="T3">1 мегабайт</text:span></text:span><text:span text:style-name="T1">.</text:span></text:p>
          </text:list-item>
          <text:list-item>
            <text:p text:style-name="P21"><text:span text:style-name="Strong_20_Emphasis"><text:span text:style-name="T2">Пароль</text:span></text:span><text:span text:style-name="T1">. Ограничения: обязательно для заполнения; минимальная длина </text:span><text:span text:style-name="Source_20_Text"><text:span text:style-name="T3">6</text:span></text:span><text:span text:style-name="T1"> символов; максимальная длина </text:span><text:span text:style-name="Source_20_Text"><text:span text:style-name="T3">12</text:span></text:span><text:span text:style-name="T1"> символов.</text:span></text:p>
          </text:list-item>
          <text:list-item>
            <text:p text:style-name="P21"><text:span text:style-name="Strong_20_Emphasis"><text:span text:style-name="T2">Пол</text:span></text:span><text:span text:style-name="T1">. Ограничения: обязательно для заполнения. Одно из трёх значений: </text:span><text:span text:style-name="Source_20_Text"><text:span text:style-name="T3">женский</text:span></text:span><text:span text:style-name="T1">, </text:span><text:span text:style-name="Source_20_Text"><text:span text:style-name="T3">мужской</text:span></text:span><text:span text:style-name="T1"> и </text:span><text:span text:style-name="Source_20_Text"><text:span text:style-name="T3">неважно</text:span></text:span><text:span text:style-name="T1">.</text:span></text:p>
          </text:list-item>
          <text:list-item>
            <text:p text:style-name="P21"><text:span text:style-name="Strong_20_Emphasis"><text:span text:style-name="T2">Дата рождения</text:span></text:span><text:span text:style-name="T1">. Ограничения: дата рождения включает день, месяц и год; необязательно для заполнения.</text:span></text:p>
          </text:list-item>
          <text:list-item>
            <text:p text:style-name="P21"><text:span text:style-name="Strong_20_Emphasis"><text:span text:style-name="T2">Описание</text:span></text:span><text:span text:style-name="T1">. Текст с общей информацией. Минимальная длина </text:span><text:span text:style-name="Source_20_Text"><text:span text:style-name="T3">10</text:span></text:span><text:span text:style-name="T1"> символ. Максимальная длина: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1"><text:span text:style-name="Strong_20_Emphasis"><text:span text:style-name="T2">Локация</text:span></text:span><text:span text:style-name="T1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1"><text:span text:style-name="Strong_20_Emphasis"><text:span text:style-name="T2">Изображение для страницы</text:span></text:span><text:span text:style-name="T1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1"><text:span text:style-name="Strong_20_Emphasis"><text:span text:style-name="T2">Дата создания</text:span></text:span><text:span text:style-name="T1">. Дата создания пользователя в системе. Заполняется автоматически.</text:span></text:p>
          </text:list-item>
        </text:list>
        <text:p text:style-name="P22"><text:span text:style-name="T1"/></text:p>
        <text:p text:style-name="P22"><text:span text:style-name="T1"/></text:p>
        <text:p text:style-name="P22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3">Пользователь</text:span></text:span><text:span text:style-name="T1">. Дополнительная информация (опросник) — сущность результат </text:span><text:span text:style-name="Source_20_Text"><text:span text:style-name="T3">Опроса</text:span></text:span><text:span text:style-name="T1">:</text:span></text:p>
        <text:list text:style-name="L8">
          <text:list-item>
            <text:p text:style-name="P23"><text:span text:style-name="Strong_20_Emphasis"><text:span text:style-name="T2">Уровень подготовки</text:span></text:span><text:span text:style-name="T1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.</text:span></text:p>
          </text:list-item>
          <text:list-item>
            <text:p text:style-name="P23"><text:span text:style-name="Strong_20_Emphasis"><text:span text:style-name="T2">Тип тренировок</text:span></text:span><text:span text:style-name="T1">. Ограничения: обязательно для заполнения; допустимые значения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; одновременно может быть выбрано не больше трёх значений.</text:span></text:p>
          </text:list-item>
          <text:list-item>
            <text:p text:style-name="P23"><text:span text:style-name="Strong_20_Emphasis"><text:span text:style-name="T2">Время на тренировку</text:span></text:span><text:span text:style-name="T1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3">10-30 мин</text:span></text:span><text:span text:style-name="T1">, ``30-50 мин</text:span><text:span text:style-name="Source_20_Text"><text:span text:style-name="T3">, </text:span></text:span><text:span text:style-name="T1">50-80 мин</text:span><text:span text:style-name="Source_20_Text"><text:span text:style-name="T3">, </text:span></text:span><text:span text:style-name="T1">80-100 мин`.</text:span></text:p>
          </text:list-item>
          <text:list-item>
            <text:p text:style-name="P23"><text:span text:style-name="Strong_20_Emphasis"><text:span text:style-name="T2">Количество калорий для сброса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3"><text:span text:style-name="Strong_20_Emphasis"><text:span text:style-name="T2">Количество калорий для траты в день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; максимальное значение: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3"><text:span text:style-name="Strong_20_Emphasis"><text:span text:style-name="T2">Готовность к тренировке</text:span></text:span><text:span text:style-name="T1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4">Тренировка;</text:p>
          </text:list-item>
          <text:list-item>
            <text:p text:style-name="P24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5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5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5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5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5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6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6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6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6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6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6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6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6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6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6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6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6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6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7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7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7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7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7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7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7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8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<text:soft-page-break/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8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29">Регистрация пользователя</text:p>
            <text:list>
              <text:list-item>
                <text:p text:style-name="P30">Регистрация доступна только анонимным клиентам.</text:p>
              </text:list-item>
              <text:list-item>
                <text:p text:style-name="P30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0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29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29"/>
              </text:list-item>
            </text:list>
          </text:list-item>
          <text:list-item>
            <text:p text:style-name="P29">Вход в систему</text:p>
            <text:list>
              <text:list-item>
                <text:p text:style-name="P31">Для ограничение доступа пользователей используются JWT (JSON WebTokens).</text:p>
              </text:list-item>
              <text:list-item>
                <text:p text:style-name="P31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1"><text:soft-page-break/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1">В сервисе реализована поддержка Access Token и Refresh Token.</text:p>
              </text:list-item>
              <text:list-item>
                <text:p text:style-name="P32"><text:span text:style-name="T5">Время жизни Access Token — </text:span><text:span text:style-name="Source_20_Text"><text:span text:style-name="T6">15</text:span></text:span><text:span text:style-name="T5"> минут. Время жизни Refresh Token: </text:span><text:span text:style-name="Source_20_Text"><text:span text:style-name="T6">7</text:span></text:span><text:span text:style-name="T5"> дней. Время жизни токенов может быть переназначено через переменные окружения.</text:span></text:p>
              </text:list-item>
              <text:list-item>
                <text:p text:style-name="P31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3">Сервис предусматривает сценарий отзыва Refresh Token.</text:p>
              </text:list-item>
              <text:list-item>
                <text:p text:style-name="P32"><text:span text:style-name="T5">После прохождения авторизации, клиент передаёт Access Token в заголовке </text:span><text:span text:style-name="Source_20_Text"><text:span text:style-name="T6">Authorization</text:span></text:span><text:span text:style-name="T5">. Используется </text:span><text:span text:style-name="Source_20_Text"><text:span text:style-name="T6">Bearer</text:span></text:span><text:span text:style-name="T5">.</text:span></text:p>
              </text:list-item>
            </text:list>
          </text:list-item>
        </text:list>
        <text:h text:style-name="P28" text:outline-level="4"><text:bookmark text:name="2.-realizovani-stsenarii-razdela-lichnii-kabinet"/>2. Реализованы сценарии раздела Личный кабинет</text:h>
        <text:h text:style-name="P34" text:outline-level="5"><text:bookmark text:name="lichnii-kabinet-polzovatelya"/>Личный кабинет пользователя</text:h>
        <text:list text:style-name="L14">
          <text:list-item>
            <text:p text:style-name="P35">Баланс пользователя</text:p>
            <text:list>
              <text:list-item>
                <text:p text:style-name="P36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5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5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5">Редактирование информации о пользователе</text:p>
            <text:list>
              <text:list-item>
                <text:p text:style-name="P35">Авторизованный клиент может обновить профиль своего пользователя в приложении.</text:p>
              </text:list-item>
              <text:list-item>
                <text:p text:style-name="P35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5">Клиент может обновить значения любых полей за исключением: электронная почта, пароль.</text:p>
              </text:list-item>
              <text:list-item>
                <text:p text:style-name="P35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8" text:outline-level="4"><text:bookmark text:name="3.-realizovani-stsenarii-razdela-otzivi"/>3. Реализованы сценарии раздела Отзывы</text:h>
        <text:h text:style-name="P34" text:outline-level="5"><text:bookmark text:name="otzivi"/>Отзывы</text:h>
        <text:list text:style-name="L15">
          <text:list-item>
            <text:p text:style-name="P37">Создание отзыва к тренировке</text:p>
            <text:list>
              <text:list-item>
                <text:p text:style-name="P38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9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0">В случае успешного создания отзыва, сервис возвращает объект созданного отзыва.</text:p>
          </text:list-item>
          <text:list-item>
            <text:p text:style-name="P40">Редактирование и удаление отзывов не предусмотрено.</text:p>
          </text:list-item>
          <text:list-item>
            <text:p text:style-name="P40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0">Список отзывов к тренировке</text:p>
          </text:list-item>
          <text:list-item>
            <text:p text:style-name="P40">Сервис предоставляет ресурс для получения списка отзывов для определённой тренировки по id.</text:p>
          </text:list-item>
          <text:list-item>
            <text:p text:style-name="P40">Запросить список отзывов к тренировкам может только авторизованный пользователь.</text:p>
          </text:list-item>
          <text:list-item>
            <text:p text:style-name="P41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8" text:outline-level="4"><text:bookmark text:name="4.-realizovani-stsenarii-razdela-trenirovka"/>4. Реализованы сценарии раздела Тренировка</text:h>
        <text:h text:style-name="P34" text:outline-level="5"><text:bookmark text:name="trenirovka Копия 2"/>Тренировка</text:h>
        <text:list text:style-name="L17">
          <text:list-item>
            <text:p text:style-name="P42">Создайте ресурс со списком тренировок в системе.</text:p>
          </text:list-item>
          <text:list-item>
            <text:p text:style-name="P42">Тренировки отсортированы от более подходящих к менее подходящим для пользователя</text:p>
          </text:list-item>
          <text:list-item>
            <text:p text:style-name="P42">В списке тренировок предусмотрена пагинация</text:p>
          </text:list-item>
          <text:list-item>
            <text:p text:style-name="P42">Детальная информация о тренировке</text:p>
          </text:list-item>
          <text:list-item>
            <text:p text:style-name="P42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3"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8" text:outline-level="4"><text:bookmark text:name="5.-realizovat-stsenarii-razdela-pokupka-(zakaz)"/>5. Реализовать сценарии раздела покупка (заказ)</text:h>
        <text:h text:style-name="P34" text:outline-level="5"><text:bookmark text:name="pokupka-(zakaz)"/>Покупка (заказ)</text:h>
        <text:list text:style-name="L18">
          <text:list-item>
            <text:p text:style-name="P44">Создайте ресурс для заказа (покупки) тренировки.</text:p>
          </text:list-item>
          <text:list-item>
            <text:p text:style-name="P44"><text:soft-page-break/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4">Создайте ресурс со списком всех покупок пользователя.</text:p>
          </text:list-item>
          <text:list-item>
            <text:p text:style-name="P44">Создайте ресурс для получения текущего баланса тренировок.</text:p>
          </text:list-item>
          <text:list-item>
            <text:p text:style-name="P44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5">Опрос</text:p>
            <text:p text:style-name="P46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47">Создайте ресурс для сохранения результата опроса при регистрации пользователя.</text:p>
              </text:list-item>
              <text:list-item>
                <text:p text:style-name="P48">Создайте ресурс для получения результатов опроса.</text:p>
              </text:list-item>
            </text:list>
            <text:p text:style-name="P49"><text:span text:style-name="Strong_20_Emphasis"><text:span text:style-name="T2">Если вы не релизуете опросник, то данные должны быть зафиксированы в таком виде</text:span></text:span><text:span text:style-name="T1">:</text:span></text:p>
            <text:list text:continue-numbering="true">
              <text:list-item>
                <text:p text:style-name="P47">калории для женщин 2300,</text:p>
              </text:list-item>
              <text:list-item>
                <text:p text:style-name="P47">калории для мужчины 3300,</text:p>
              </text:list-item>
              <text:list-item>
                <text:p text:style-name="P47">специализации выбраны все по умолчанию,</text:p>
              </text:list-item>
              <text:list-item>
                <text:p text:style-name="P47">уровень средний для всех пользователей,</text:p>
              </text:list-item>
              <text:list-item>
                <text:p text:style-name="P48">указанные данные редактировать нельзя.</text:p>
              </text:list-item>
            </text:list>
            <text:p text:style-name="P50">Можно редактировать только данные о себе, локацию, пол и аватар — те из данных, что пользователь указывает на момент регистрации без опросника.</text:p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1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1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2">Вёрстка для всех состояний страниц предоставляется.</text:p>
          </text:list-item>
          <text:list-item>
            <text:p text:style-name="P52">Адреса страниц остаются на усмотрение разработчика.</text:p>
          </text:list-item>
          <text:list-item>
            <text:p text:style-name="P52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2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3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4"><text:span text:style-name="T1">Для реализации слайдера допускается использовать любую свободную библиотеку, например, </text:span><text:span text:style-name="Source_20_Text"><text:span text:style-name="T3">swiper.js</text:span></text:span><text:span text:style-name="T1">.</text:span></text:p>
          </text:list-item>
          <text:list-item>
            <text:p text:style-name="P54"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2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2">Тестовое видео для проверки загрузки на отдельных страницах доступно в материалах задания.</text:p>
          </text:list-item>
          <text:list-item>
            <text:p text:style-name="P54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<text:soft-page-break/>Описание работы отдельных страниц</text:h>
        <text:h text:style-name="P55" text:outline-level="3"><text:bookmark text:name="razvodyashchaya"/>Разводящая</text:h>
        <text:list text:style-name="L22">
          <text:list-item>
            <text:p text:style-name="P56"><text:span text:style-name="T5">На странице расположены два элемента: кнопка </text:span><text:span text:style-name="Source_20_Text"><text:span text:style-name="T6">регистрация</text:span></text:span><text:span text:style-name="T5"> и ссылка </text:span><text:span text:style-name="Source_20_Text"><text:span text:style-name="T6">вход</text:span></text:span><text:span text:style-name="T5">. Клик по кнопке </text:span><text:span text:style-name="Source_20_Text"><text:span text:style-name="T6">регистрация</text:span></text:span><text:span text:style-name="T5"> перенаправляет на страницу «Регистрация». Переход по ссылке </text:span><text:span text:style-name="Source_20_Text"><text:span text:style-name="T6">вход</text:span></text:span><text:span text:style-name="T5"> перенаправляет пользователя на страницу «Вход».</text:span></text:p>
          </text:list-item>
          <text:list-item>
            <text:p text:style-name="P56"><text:span text:style-name="T5">Страница доступна только анонимным клиентам. Авторизованного пользователя перенаправляем на </text:span><text:span text:style-name="Source_20_Text"><text:span text:style-name="T6">Главную</text:span></text:span><text:span text:style-name="T1">.</text:span></text:p>
          </text:list-item>
        </text:list>
        <text:h text:style-name="P55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5">Клик по кнопке </text:span><text:span text:style-name="Source_20_Text"><text:span text:style-name="T6">Продолжить</text:span></text:span><text:span text:style-name="T5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7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1">После заполнения данных пользователь нажимает кнопку </text:span><text:span text:style-name="Source_20_Text"><text:span text:style-name="T3">Продолжить</text:span></text:span><text:span text:style-name="T1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7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1">Введённые пользователем данные отправляются по нажатию на кнопку </text:span><text:span text:style-name="Source_20_Text"><text:span text:style-name="T3">Продолжить</text:span></text:span><text:span text:style-name="T1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4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5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5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5"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4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5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<text:soft-page-break/>Личный кабинет пользователя</text:h>
        <text:list text:style-name="L27">
          <text:list-item>
            <text:p text:style-name="P66">Страница доступна только авторизованному пользователю.</text:p>
          </text:list-item>
          <text:list-item>
            <text:p text:style-name="P66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7"><text:span text:style-name="T1">Клик на кнопку </text:span><text:span text:style-name="Source_20_Text"><text:span text:style-name="T3">Редактировать</text:span></text:span><text:span text:style-name="T1"> активируют поля с информацией о себе (имя, описание, специализация, локация, пол, уровень). Кнопка </text:span><text:span text:style-name="Source_20_Text"><text:span text:style-name="T3">Редактировать</text:span></text:span><text:span text:style-name="T1"> изменяет заголовок на </text:span><text:span text:style-name="Source_20_Text"><text:span text:style-name="T3">Сохранить</text:span></text:span><text:span text:style-name="T1">. Добавляются кнопки для удаления и загрузки фотографии аватара.</text:span></text:p>
          </text:list-item>
          <text:list-item>
            <text:p text:style-name="P66">Статус готов к тренировкам можно переключать в зависимости от желания пользователя</text:p>
          </text:list-item>
          <text:list-item>
            <text:p text:style-name="P67"><text:span text:style-name="T1">Клик на кнопку </text:span><text:span text:style-name="Source_20_Text"><text:span text:style-name="T3">Сохранить</text:span></text:span><text:span text:style-name="T1"> возвращает форму к первоначальному виду.</text:span></text:p>
          </text:list-item>
          <text:list-item>
            <text:p text:style-name="P66">На странице представлен блок для перехода на «Мои покупки»</text:p>
          </text:list-item>
          <text:list-item>
            <text:p text:style-name="P66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68">Страница доступна авторизованному пользователю.</text:p>
          </text:list-item>
          <text:list-item>
            <text:p text:style-name="P68">На странице отображаются список приобретённых тренировок.</text:p>
          </text:list-item>
          <text:list-item>
            <text:p text:style-name="P68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68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69">Попап решает задачу покупки тренировки.</text:p>
          </text:list-item>
          <text:list-item>
            <text:p text:style-name="P69">Пользователь может приобрести любое количество тренировок.</text:p>
          </text:list-item>
          <text:list-item>
            <text:p text:style-name="P70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0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0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1">На странице отображается каталог тренировок и блок фильтров.</text:p>
          </text:list-item>
          <text:list-item>
            <text:p text:style-name="P71">По умолчанию карточки тренировок отсортированы по дате создания: сначала новые.</text:p>
          </text:list-item>
          <text:list-item>
            <text:p text:style-name="P72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2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8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oft-page-break/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3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3">— <text:span text:style-name="T4">Кнопки дешевле, дороже — управляют сортировкой. При старте ни одна не выбрана.</text:span></text:p>
        <text:p text:style-name="P73">— <text:span text:style-name="T4">Кнопка бесплатно — фильтрует список.</text:span></text:p>
        <text:p text:style-name="P14"><text:span text:style-name="T7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8">здесь скоро появится что-то полезное</text:span></text:span><text:span text:style-name="T1">.</text:span></text:p>
        <text:h text:style-name="P28" text:outline-level="4"><text:bookmark text:name="kartochka-trenirovki"/>Карточка тренировки</text:h>
        <text:list text:style-name="L31">
          <text:list-item>
            <text:p text:style-name="P74">Страница доступна только авторизованным пользователям.</text:p>
          </text:list-item>
          <text:list-item>
            <text:p text:style-name="P74">На странице отображаются блоки: «Информация о тренировке», «Видео», «Отзывы о тренировке».</text:p>
          </text:list-item>
          <text:list-item>
            <text:p text:style-name="P75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5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4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5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5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5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5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5"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5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5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4"><text:soft-page-break/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8" text:outline-level="4"><text:bookmark text:name="shapka"/>Шапка</text:h>
        <text:list text:style-name="L32">
          <text:list-item>
            <text:p text:style-name="P76">Иконка «Дом». Клик на иконку возвращает пользователя на главную страницу.</text:p>
          </text:list-item>
          <text:list-item>
            <text:p text:style-name="P76">Иконка «Личный кабинет». Клик по кнопке переводит пользователя на страницу «Личный кабинет».</text:p>
          </text:list-item>
          <text:list-item>
            <text:p text:style-name="P76">Функции поиска реализовывать не нужно.</text:p>
          </text:list-item>
        </text:list>
        <text:h text:style-name="P28" text:outline-level="4"><text:bookmark text:name="knopka-«pokazat-yeshchyo»"/>Кнопка «Показать ещё»</text:h>
        <text:list text:style-name="L33">
          <text:list-item>
            <text:p text:style-name="P77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77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8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8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Задача</text:h>
        <text:list text:style-name="L34">
          <text:list-item>
            <text:p text:style-name="P78">Покрыть компоненты приложения (фронтенд) тестами;</text:p>
          </text:list-item>
          <text:list-item>
            <text:p text:style-name="P78">Подготовить docker-compose для запуска приложения в Docker-контейнере;</text:p>
          </text:list-item>
          <text:list-item>
            <text:p text:style-name="P78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3-12T23:22:23.487000000</dc:date>
    <meta:editing-duration>PT34M42S</meta:editing-duration>
    <meta:editing-cycles>10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08" meta:word-count="3717" meta:character-count="28783" meta:non-whitespace-character-count="25561"/>
  </office:meta>
</office:document-meta>
</file>